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5d5d" svg:stroke-opacity="0%" draw:fill-color="#00b4b4" draw:opacity="16%" draw:textarea-horizontal-align="justify" draw:textarea-vertical-align="middle" draw:auto-grow-height="false" fo:min-height="0.567cm" fo:min-width="0.317cm"/>
    </style:style>
    <style:style style:name="gr2" style:family="graphic" style:parent-style-name="objectwithoutfill">
      <style:graphic-properties draw:stroke="dash" draw:stroke-dash="Fine_20_Dashed" svg:stroke-width="0.018cm" svg:stroke-color="#bababa" draw:marker-start="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159cm" svg:stroke-color="#ffde59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draw:stroke="dash" draw:stroke-dash="Fine_20_Dashed" svg:stroke-width="0.018cm" svg:stroke-color="#d0d0d0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objectwithoutfill">
      <style:graphic-properties svg:stroke-width="0.035cm" svg:stroke-color="#333333" draw:marker-start="Dimension_20_Lines" draw:marker-start-width="0.252cm" draw:marker-end="Dimension_20_Lines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fill="none" draw:textarea-vertical-align="middle" draw:auto-grow-height="false" fo:min-height="1.57cm" fo:min-width="0cm"/>
    </style:style>
    <style:style style:name="gr10" style:family="graphic" style:parent-style-name="objectwithoutfill">
      <style:graphic-properties svg:stroke-color="#939393" draw:fill="solid" draw:textarea-vertical-align="middle"/>
    </style:style>
    <style:style style:name="gr11" style:family="graphic" style:parent-style-name="objectwithoutfill">
      <style:graphic-properties svg:stroke-width="0.035cm" svg:stroke-color="#ff0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b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-color="#00b4b4" draw:opacity="16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e0c2c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55cm" svg:height="1.155cm" svg:x="4.611cm" svg:y="4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137cm" svg:y1="2.906cm" svg:x2="5.267cm" svg:y2="3.482cm">
          <text:p/>
        </draw:line>
        <draw:line draw:style-name="gr3" draw:text-style-name="P2" draw:layer="layout" svg:x1="4.592cm" svg:y1="2.099cm" svg:x2="5.648cm" svg:y2="-0.057cm">
          <text:p/>
        </draw:line>
        <draw:line draw:style-name="gr3" draw:text-style-name="P2" draw:layer="layout" svg:x1="2.627cm" svg:y1="6cm" svg:x2="3.723cm" svg:y2="3.759cm">
          <text:p/>
        </draw:line>
        <draw:custom-shape draw:style-name="gr4" draw:text-style-name="P3" draw:layer="layout" svg:width="0.206cm" svg:height="0.206cm" svg:x="5.344cm" svg:y="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516cm" svg:height="0.47cm" svg:x="3.254cm" svg:y="4.5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layout" svg:width="0.479cm" svg:height="0.47cm" svg:x="5.593cm" svg:y="0.30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layout" svg:width="0.479cm" svg:height="0.47cm" svg:x="5.19cm" svg:y="5.2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6" draw:text-style-name="P2" draw:layer="layout" svg:x1="5.171cm" svg:y1="5.232cm" svg:x2="6.721cm" svg:y2="5.222cm">
          <text:p/>
        </draw:line>
        <draw:path draw:style-name="gr7" draw:text-style-name="P2" draw:layer="layout" svg:width="0.262cm" svg:height="0.205cm" draw:transform="rotate (-0.439822971502571) translate (5.764cm 4.883cm)" svg:viewBox="0 0 263 206" svg:d="M0 0c150 0 263 206 263 206">
          <text:p/>
        </draw:path>
        <draw:frame draw:style-name="gr5" draw:text-style-name="P4" draw:layer="layout" svg:width="0.466cm" svg:height="0.242cm" svg:x="5.83cm" svg:y="4.87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4" draw:layer="layout" svg:width="0.479cm" svg:height="0.47cm" svg:x="4.258cm" svg:y="2.55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8" draw:text-style-name="P2" draw:layer="layout" svg:x1="3.748cm" svg:y1="3.777cm" svg:x2="4.601cm" svg:y2="2.093cm">
          <text:p/>
        </draw:line>
        <draw:custom-shape draw:style-name="gr9" draw:text-style-name="P5" draw:layer="layout" svg:width="0.292cm" svg:height="1.92cm" draw:transform="rotate (-0.458847060349309) translate (3.644cm 2.6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4" draw:layer="layout" svg:width="0.758cm" svg:height="0.47cm" svg:x="2.415cm" svg:y="3.17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4" draw:text-style-name="P3" draw:layer="layout" svg:width="0.206cm" svg:height="0.206cm" svg:x="5.151cm" svg:y="3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793cm" svg:height="0.53cm" svg:x="5.201cm" svg:y="2.89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0" draw:text-style-name="P2" draw:layer="layout" svg:x1="4.092cm" svg:y1="3.173cm" svg:x2="4.324cm" svg:y2="3.301cm">
          <text:p/>
        </draw:line>
        <draw:line draw:style-name="gr10" draw:text-style-name="P2" draw:layer="layout" svg:x1="4.431cm" svg:y1="3.088cm" svg:x2="4.324cm" svg:y2="3.301cm">
          <text:p/>
        </draw:line>
        <draw:line draw:style-name="gr11" draw:text-style-name="P2" draw:layer="layout" svg:x1="1.391cm" svg:y1="1.473cm" svg:x2="2.246cm" svg:y2="1.469cm">
          <text:p/>
        </draw:line>
        <draw:line draw:style-name="gr12" draw:text-style-name="P2" draw:layer="layout" svg:x1="1.383cm" svg:y1="1.473cm" svg:x2="1.361cm" svg:y2="0.558cm">
          <text:p/>
        </draw:line>
        <draw:frame draw:style-name="gr5" draw:text-style-name="P4" draw:layer="layout" svg:width="0.976cm" svg:height="0.47cm" svg:x="0.793cm" svg:y="1.58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4" draw:layer="layout" svg:width="0.753cm" svg:height="0.47cm" svg:x="4.249cm" svg:y="3.24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11" draw:text-style-name="P2" draw:layer="layout" svg:x1="5.227cm" svg:y1="5.223cm" svg:x2="5.866cm" svg:y2="4.654cm">
          <text:p/>
        </draw:line>
        <draw:line draw:style-name="gr12" draw:text-style-name="P2" draw:layer="layout" svg:x1="5.221cm" svg:y1="5.228cm" svg:x2="4.599cm" svg:y2="4.556cm">
          <text:p/>
        </draw:line>
        <draw:line draw:style-name="gr11" draw:text-style-name="P2" draw:layer="layout" svg:x1="3.315cm" svg:y1="4.622cm" svg:x2="3.694cm" svg:y2="3.856cm">
          <text:p/>
        </draw:line>
        <draw:line draw:style-name="gr12" draw:text-style-name="P2" draw:layer="layout" svg:x1="3.311cm" svg:y1="4.63cm" svg:x2="2.483cm" svg:y2="4.24cm">
          <text:p/>
        </draw:line>
        <draw:frame draw:style-name="gr5" draw:text-style-name="P4" draw:layer="layout" svg:width="0.976cm" svg:height="0.47cm" svg:x="2.331cm" svg:y="4.66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4" draw:layer="layout" svg:width="0.853cm" svg:height="0.47cm" svg:x="4.318cm" svg:y="5.17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4" draw:text-style-name="P3" draw:layer="layout" svg:width="0.206cm" svg:height="0.206cm" svg:x="3.209cm" svg:y="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06cm" svg:height="0.206cm" svg:x="5.103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021cm" svg:y1="2.329cm" svg:x2="4.151cm" svg:y2="2.905cm">
          <text:p/>
        </draw:line>
        <draw:custom-shape draw:style-name="gr4" draw:text-style-name="P3" draw:layer="layout" svg:width="0.206cm" svg:height="0.206cm" svg:x="4.072cm" svg:y="2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06cm" svg:height="0.206cm" svg:x="2.906cm" svg:y="2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69cm" svg:height="0.53cm" svg:x="2.764cm" svg:y="1.69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4" draw:text-style-name="P3" draw:layer="layout" svg:width="0.206cm" svg:height="0.206cm" svg:x="0.917cm" svg:y="3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514cm" svg:height="0.47cm" svg:x="0.553cm" svg:y="3.28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5:36:07.809007031</meta:creation-date>
    <dc:date>2022-09-09T15:56:15.211203705</dc:date>
    <meta:editing-duration>PT5H45M12S</meta:editing-duration>
    <meta:editing-cycles>19</meta:editing-cycles>
    <meta:generator>LibreOffice/6.4.7.2$Linux_X86_64 LibreOffice_project/40$Build-2</meta:generator>
    <meta:document-statistic meta:object-count="37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row>
      <mtext>{</mtext>
      <mi>m</mi>
      <mtext>}</mtext>
    </mrow>
    <annotation encoding="StarMath 5.0">"{"m"}"</annotation>
  </semantics>
</math>
</file>

<file path=Object 11/content.xml><?xml version="1.0" encoding="utf-8"?>
<math xmlns="http://www.w3.org/1998/Math/MathML" display="block">
  <semantics>
    <mrow>
      <mtext>{</mtext>
      <mi>r</mi>
      <mtext>}</mtext>
    </mrow>
    <annotation encoding="StarMath 5.0">"{"r"}"</annotation>
  </semantics>
</math>
</file>

<file path=Object 12/content.xml><?xml version="1.0" encoding="utf-8"?>
<math xmlns="http://www.w3.org/1998/Math/MathML" display="block">
  <semantics>
    <msub>
      <mi>P</mi>
      <mtext>in</mtext>
    </msub>
    <annotation encoding="StarMath 5.0">P_{ "in" }</annotation>
  </semantics>
</math>
</file>

<file path=Object 13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R</mi>
    <annotation encoding="StarMath 5.0">R</annotation>
  </semantics>
</math>
</file>

<file path=Object 4/content.xml><?xml version="1.0" encoding="utf-8"?>
<math xmlns="http://www.w3.org/1998/Math/MathML" display="block">
  <semantics>
    <mi>α</mi>
    <annotation encoding="StarMath 5.0">%alpha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row>
      <mn>2</mn>
      <mi>m</mi>
    </mrow>
    <annotation encoding="StarMath 5.0">2m</annotation>
  </semantics>
</math>
</file>

<file path=Object 7/content.xml><?xml version="1.0" encoding="utf-8"?>
<math xmlns="http://www.w3.org/1998/Math/MathML" display="block">
  <semantics>
    <msub>
      <mi>P</mi>
      <mi mathvariant="italic">ext</mi>
    </msub>
    <annotation encoding="StarMath 5.0">P_{ ext }</annotation>
  </semantics>
</math>
</file>

<file path=Object 8/content.xml><?xml version="1.0" encoding="utf-8"?>
<math xmlns="http://www.w3.org/1998/Math/MathML" display="block">
  <semantics>
    <mrow>
      <mtext>{</mtext>
      <mi>w</mi>
      <mtext>}</mtext>
    </mrow>
    <annotation encoding="StarMath 5.0">"{"w"}"</annotation>
  </semantics>
</math>
</file>

<file path=Object 9/content.xml><?xml version="1.0" encoding="utf-8"?>
<math xmlns="http://www.w3.org/1998/Math/MathML" display="block">
  <semantics>
    <mrow>
      <mn>1</mn>
      <mi>m</mi>
    </mrow>
    <annotation encoding="StarMath 5.0">1m</annotation>
  </semantics>
</math>
</file>